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officeooo:rsid="000e1fec" officeooo:paragraph-rsid="000e1fec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officeooo:rsid="001040fa" officeooo:paragraph-rsid="0011cb47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Bitstream Charter" fo:font-size="22pt" style:text-underline-style="solid" style:text-underline-width="auto" style:text-underline-color="font-color" fo:font-weight="bold" officeooo:rsid="0011cb47" officeooo:paragraph-rsid="0011cb47" style:font-size-asian="19.25pt" style:font-weight-asian="bold" style:font-size-complex="2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(DAY 3)</text:p>
      <text:p text:style-name="P1"/>
      <text:p text:style-name="P1"/>
      <text:p text:style-name="P1">1. <text:s text:c="3"/>select fb_author.name, (select a.text from fb_post as a where a.author=b.author order by a.post_date limit 3,1)as post from fb_post as b,fb_author where fb_author.id= b.author and age between 35 and 60 group by fb_author.name having count(fb_author.id)&gt;3;</text:p>
      <text:p text:style-name="P1"/>
      <text:p text:style-name="P1"/>
      <text:p text:style-name="P1">2. <text:s text:c="2"/>select fb_author.name, fb_post.text, fb_post.id, fb_comment.text from fb_post, fb_author, fb_comment where fb_author.id= fb_post.author and (fb_author.name= 'Isabelle' or fb_author.name= 'Isabella') and fb_author.id= fb_comment.author and fb_post.id= fb_comment.post and fb_comment.post in (select fb_comment.post from fb_post, fb_comment where fb_comment.post= fb_post.id group by fb_comment.post having count (fb_comment.post)&gt;5) order by fb_post.id;</text:p>
      <text:p text:style-name="P1"/>
      <text:p text:style-name="P1"/>
      <text:p text:style-name="P2">4. <text:s text:c="2"/>select avg(fb_author.age) as average_age from fb_author where fb_author.name in (select fb_author.name from fb_author, fb_post where fb_author.id= fb_post.author and fb_author.gender='male' group by fb_author.name having</text:p>
      <text:p text:style-name="P2">avg (char_length( fb_post.text) between 40 and 50))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4T00:11:45.996086470</meta:creation-date>
    <dc:date>2014-09-07T13:40:21.437712182</dc:date>
    <meta:editing-duration>PT1M21S</meta:editing-duration>
    <meta:editing-cycles>3</meta:editing-cycles>
    <meta:generator>LibreOffice/4.2.4.2$Linux_X86_64 LibreOffice_project/420m0$Build-2</meta:generator>
    <meta:document-statistic meta:table-count="0" meta:image-count="0" meta:object-count="0" meta:page-count="1" meta:paragraph-count="5" meta:word-count="113" meta:character-count="1013" meta:non-whitespace-character-count="897"/>
  </office:meta>
</office:document-meta>
</file>